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바탕1" svg:font-family="바탕"/>
    <style:font-face style:name="Courier New" svg:font-family="'Courier New'" style:font-pitch="variable"/>
    <style:font-face style:name="굴림" svg:font-family="굴림" style:font-pitch="variable"/>
    <style:font-face style:name="나눔고딕" svg:font-family="나눔고딕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1" style:family="table" style:master-page-name="Standard">
      <style:table-properties style:width="18.15cm" fo:margin-left="-0.039cm" style:page-number="auto" table:align="left" style:writing-mode="lr-tb"/>
    </style:style>
    <style:style style:name="표1.A" style:family="table-column">
      <style:table-column-properties style:column-width="2.566cm"/>
    </style:style>
    <style:style style:name="표1.B" style:family="table-column">
      <style:table-column-properties style:column-width="5.398cm"/>
    </style:style>
    <style:style style:name="표1.C" style:family="table-column">
      <style:table-column-properties style:column-width="2.223cm"/>
    </style:style>
    <style:style style:name="표1.D" style:family="table-column">
      <style:table-column-properties style:column-width="1.386cm"/>
    </style:style>
    <style:style style:name="표1.E" style:family="table-column">
      <style:table-column-properties style:column-width="1.154cm"/>
    </style:style>
    <style:style style:name="표1.F" style:family="table-column">
      <style:table-column-properties style:column-width="0.483cm"/>
    </style:style>
    <style:style style:name="표1.G" style:family="table-column">
      <style:table-column-properties style:column-width="1.104cm"/>
    </style:style>
    <style:style style:name="표1.H" style:family="table-column">
      <style:table-column-properties style:column-width="0.534cm"/>
    </style:style>
    <style:style style:name="표1.I" style:family="table-column">
      <style:table-column-properties style:column-width="1.637cm"/>
    </style:style>
    <style:style style:name="표1.J" style:family="table-column">
      <style:table-column-properties style:column-width="1.665cm"/>
    </style:style>
    <style:style style:name="표1.1" style:family="table-row">
      <style:table-row-properties style:min-row-height="0.688cm" fo:keep-together="auto"/>
    </style:style>
    <style:style style:name="표1.A1" style:family="table-cell">
      <style:table-cell-properties style:vertical-align="middle" fo:padding="0.026cm" fo:border-left="0.75pt solid #000000" fo:border-right="none" fo:border-top="0.75pt solid #000000" fo:border-bottom="0.5pt solid #000000" style:writing-mode="lr-tb"/>
    </style:style>
    <style:style style:name="표1.C1" style:family="table-cell">
      <style:table-cell-properties style:vertical-align="middle" fo:padding="0.026cm" fo:border-left="0.5pt solid #000000" fo:border-right="none" fo:border-top="0.75pt solid #000000" fo:border-bottom="0.5pt solid #000000" style:writing-mode="lr-tb"/>
    </style:style>
    <style:style style:name="표1.H1" style:family="table-cell">
      <style:table-cell-properties style:vertical-align="middle" fo:padding="0.026cm" fo:border-left="0.5pt solid #000000" fo:border-right="0.75pt solid #000000" fo:border-top="0.75pt solid #000000" fo:border-bottom="0.5pt solid #000000" style:writing-mode="lr-tb"/>
    </style:style>
    <style:style style:name="표1.2" style:family="table-row">
      <style:table-row-properties style:min-row-height="3.764cm" fo:keep-together="auto"/>
    </style:style>
    <style:style style:name="표1.A2" style:family="table-cell">
      <style:table-cell-properties style:vertical-align="middle" fo:padding="0.026cm" fo:border-left="0.75pt solid #000000" fo:border-right="none" fo:border-top="0.75pt solid #000000" fo:border-bottom="0.75pt solid #000000" style:writing-mode="lr-tb"/>
    </style:style>
    <style:style style:name="표1.B2" style:family="table-cell">
      <style:table-cell-properties style:vertical-align="top" fo:padding="0.026cm" fo:border="0.75pt solid #000000" style:writing-mode="lr-tb"/>
    </style:style>
    <style:style style:name="표1.3" style:family="table-row">
      <style:table-row-properties style:min-row-height="12.95cm" fo:keep-together="auto"/>
    </style:style>
    <style:style style:name="표1.4" style:family="table-row">
      <style:table-row-properties style:min-row-height="0.926cm" fo:keep-together="auto"/>
    </style:style>
    <style:style style:name="표1.5" style:family="table-row">
      <style:table-row-properties style:min-row-height="1.194cm" fo:keep-together="auto"/>
    </style:style>
    <style:style style:name="표1.A5" style:family="table-cell">
      <style:table-cell-properties style:vertical-align="middle" fo:padding="0.026cm" fo:border-left="0.75pt solid #000000" fo:border-right="none" fo:border-top="0.5pt solid #000000" fo:border-bottom="0.5pt solid #000000" style:writing-mode="lr-tb"/>
    </style:style>
    <style:style style:name="표1.E5" style:family="table-cell">
      <style:table-cell-properties style:vertical-align="middle" fo:padding="0.026cm" fo:border-left="0.5pt solid #000000" fo:border-right="none" fo:border-top="0.5pt solid #000000" fo:border-bottom="0.5pt solid #000000" style:writing-mode="lr-tb"/>
    </style:style>
    <style:style style:name="표1.J5" style:family="table-cell">
      <style:table-cell-properties style:vertical-align="middle" fo:padding="0.026cm" fo:border-left="0.5pt solid #000000" fo:border-right="0.75pt solid #000000" fo:border-top="0.5pt solid #000000" fo:border-bottom="0.5pt solid #000000" style:writing-mode="lr-tb"/>
    </style:style>
    <style:style style:name="표1.6" style:family="table-row">
      <style:table-row-properties style:min-row-height="4.217cm" fo:keep-together="auto"/>
    </style:style>
    <style:style style:name="표1.A6" style:family="table-cell">
      <style:table-cell-properties style:vertical-align="middle" fo:padding="0.026cm" fo:border-left="0.75pt solid #000000" fo:border-right="none" fo:border-top="0.5pt solid #000000" fo:border-bottom="0.75pt solid #000000" style:writing-mode="lr-tb"/>
    </style:style>
    <style:style style:name="표1.B6" style:family="table-cell">
      <style:table-cell-properties style:vertical-align="top" fo:padding="0.026cm" fo:border-left="0.75pt solid #000000" fo:border-right="0.75pt solid #000000" fo:border-top="0.5pt solid #000000" fo:border-bottom="0.75pt solid #000000" style:writing-mode="lr-tb"/>
    </style:style>
    <style:style style:name="P1" style:family="paragraph" style:parent-style-name="Standard">
      <style:paragraph-properties fo:orphans="2" fo:widows="2" style:text-autospace="ideograph-alpha"/>
    </style:style>
    <style:style style:name="P2" style:family="paragraph" style:parent-style-name="Standard">
      <style:paragraph-properties fo:text-align="center" style:justify-single-word="false" fo:orphans="2" fo:widows="2" style:text-autospace="ideograph-alpha"/>
    </style:style>
    <style:style style:name="P3" style:family="paragraph" style:parent-style-name="Standard">
      <style:text-properties style:font-name="나눔고딕" style:font-name-asian="나눔고딕" style:font-name-complex="나눔고딕"/>
    </style:style>
    <style:style style:name="P4" style:family="paragraph" style:parent-style-name="Standard">
      <style:paragraph-properties fo:text-align="center" style:justify-single-word="false"/>
      <style:text-properties fo:color="#000000" style:font-name="나눔고딕" fo:font-weight="bold" style:letter-kerning="true" style:font-name-asian="나눔고딕" style:font-weight-asian="bold" style:font-size-complex="10pt"/>
    </style:style>
    <style:style style:name="P5" style:family="paragraph" style:parent-style-name="Standard">
      <style:paragraph-properties fo:text-align="center" style:justify-single-word="false" fo:orphans="2" fo:widows="2" style:text-autospace="ideograph-alpha"/>
      <style:text-properties fo:color="#000000" style:font-name="나눔고딕" fo:font-weight="bold" style:letter-kerning="true" style:font-name-asian="나눔고딕" style:font-weight-asian="bold" style:font-size-complex="10pt"/>
    </style:style>
    <style:style style:name="P6" style:family="paragraph" style:parent-style-name="Standard">
      <style:paragraph-properties fo:text-align="center" style:justify-single-word="false" fo:orphans="2" fo:widows="2" style:text-autospace="ideograph-alpha"/>
      <style:text-properties fo:color="#000000" style:font-name="나눔고딕" fo:font-weight="bold" style:letter-kerning="true" style:font-name-asian="나눔고딕" style:font-weight-asian="bold" style:font-name-complex="굴림" style:font-size-complex="10pt"/>
    </style:style>
    <style:style style:name="P7" style:family="paragraph" style:parent-style-name="Standard">
      <style:paragraph-properties fo:text-align="center" style:justify-single-word="false" fo:orphans="2" fo:widows="2" style:text-autospace="ideograph-alpha"/>
      <style:text-properties fo:color="#000000" style:font-name="나눔고딕" fo:font-weight="bold" officeooo:rsid="0011cfb7" officeooo:paragraph-rsid="0011cfb7" style:letter-kerning="true" style:font-name-asian="나눔고딕" style:language-asian="ko" style:country-asian="KR" style:font-weight-asian="bold" style:font-name-complex="굴림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style:font-name="나눔고딕" style:letter-kerning="true" style:font-name-asian="나눔고딕" style:font-name-complex="굴림" style:font-size-complex="10pt"/>
    </style:style>
    <style:style style:name="P9" style:family="paragraph" style:parent-style-name="Standard">
      <style:paragraph-properties fo:text-align="center" style:justify-single-word="false" fo:orphans="2" fo:widows="2" style:text-autospace="ideograph-alpha" style:snap-to-layout-grid="false"/>
      <style:text-properties fo:color="#000000" style:font-name="나눔고딕" style:letter-kerning="true" style:font-name-asian="나눔고딕" style:font-name-complex="굴림" style:font-size-complex="10pt"/>
    </style:style>
    <style:style style:name="P10" style:family="paragraph" style:parent-style-name="Standard">
      <style:paragraph-properties fo:orphans="2" fo:widows="2" style:text-autospace="ideograph-alpha"/>
      <style:text-properties fo:color="#000000" style:font-name="나눔고딕" style:letter-kerning="true" style:font-name-asian="나눔고딕" style:font-name-complex="굴림" style:font-size-complex="10pt"/>
    </style:style>
    <style:style style:name="P11" style:family="paragraph" style:parent-style-name="Standard">
      <style:paragraph-properties fo:orphans="2" fo:widows="2" style:text-autospace="ideograph-alpha" style:snap-to-layout-grid="false"/>
      <style:text-properties fo:color="#000000" style:font-name="나눔고딕" style:letter-kerning="true" style:font-name-asian="나눔고딕" style:font-name-complex="굴림" style:font-size-complex="10pt"/>
    </style:style>
    <style:style style:name="P12" style:family="paragraph" style:parent-style-name="Standard">
      <style:paragraph-properties fo:orphans="2" fo:widows="2" style:text-autospace="ideograph-alpha"/>
      <style:text-properties fo:color="#000000" style:font-name="나눔고딕" style:letter-kerning="true" style:font-name-asian="나눔고딕" style:font-size-complex="10pt"/>
    </style:style>
    <style:style style:name="P13" style:family="paragraph" style:parent-style-name="Standard">
      <style:paragraph-properties fo:orphans="2" fo:widows="2" style:text-autospace="ideograph-alpha"/>
      <style:text-properties fo:color="#000000" style:font-name="나눔고딕" officeooo:paragraph-rsid="0014377c" style:letter-kerning="true" style:font-name-asian="나눔고딕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style:font-name="나눔고딕" style:letter-kerning="true" style:font-name-asian="나눔고딕" style:font-size-complex="10pt"/>
    </style:style>
    <style:style style:name="P15" style:family="paragraph" style:parent-style-name="Standard">
      <style:paragraph-properties fo:text-align="center" style:justify-single-word="false" fo:orphans="2" fo:widows="2" style:text-autospace="ideograph-alpha"/>
      <style:text-properties fo:color="#000000" style:font-name="나눔고딕" style:letter-kerning="true" style:font-name-asian="나눔고딕" style:font-size-complex="10pt"/>
    </style:style>
    <style:style style:name="P16" style:family="paragraph" style:parent-style-name="Standard">
      <style:paragraph-properties fo:margin-left="0.238cm" fo:margin-right="0cm" fo:text-align="center" style:justify-single-word="false" fo:orphans="2" fo:widows="2" fo:text-indent="0cm" style:auto-text-indent="false" style:text-autospace="ideograph-alpha"/>
    </style:style>
    <style:style style:name="P17" style:family="paragraph" style:parent-style-name="Standard">
      <style:paragraph-properties fo:margin-left="0.238cm" fo:margin-right="0cm" fo:text-align="center" style:justify-single-word="false" fo:orphans="2" fo:widows="2" fo:text-indent="0cm" style:auto-text-indent="false" style:text-autospace="ideograph-alpha"/>
      <style:text-properties fo:color="#000000" style:font-name="나눔고딕" fo:font-weight="bold" style:letter-kerning="true" style:font-name-asian="나눔고딕" style:font-weight-asian="bold" style:font-name-complex="굴림" style:font-size-complex="10pt"/>
    </style:style>
    <style:style style:name="P18" style:family="paragraph" style:parent-style-name="Standard">
      <style:paragraph-properties fo:margin-left="0.591cm" fo:margin-right="0cm" fo:orphans="2" fo:widows="2" fo:text-indent="0cm" style:auto-text-indent="false" style:text-autospace="ideograph-alpha" style:snap-to-layout-grid="false"/>
      <style:text-properties fo:color="#000000" style:font-name="나눔고딕" style:letter-kerning="true" style:font-name-asian="나눔고딕" style:font-name-complex="굴림" style:font-size-complex="10pt"/>
    </style:style>
    <style:style style:name="P19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paragraph-rsid="00139641" style:letter-kerning="true" style:font-name-asian="나눔고딕" style:language-asian="ko" style:country-asian="KR" style:font-size-complex="10pt"/>
    </style:style>
    <style:style style:name="P20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paragraph-rsid="0014377c" style:letter-kerning="true" style:font-name-asian="나눔고딕" style:language-asian="ko" style:country-asian="KR" style:font-size-complex="10pt"/>
    </style:style>
    <style:style style:name="P21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paragraph-rsid="001b43d6" style:letter-kerning="true" style:font-name-asian="나눔고딕" style:language-asian="ko" style:country-asian="KR" style:font-size-complex="10pt"/>
    </style:style>
    <style:style style:name="P22" style:family="paragraph" style:parent-style-name="Standard">
      <style:paragraph-properties fo:orphans="2" fo:widows="2" style:text-autospace="ideograph-alpha"/>
      <style:text-properties fo:color="#000000" style:font-name="나눔고딕" officeooo:rsid="001a29a6" officeooo:paragraph-rsid="001a29a6" style:letter-kerning="true" style:font-name-asian="나눔고딕" style:language-asian="ko" style:country-asian="KR" style:font-name-complex="굴림" style:font-size-complex="10pt"/>
    </style:style>
    <style:style style:name="P23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rsid="001a29a6" officeooo:paragraph-rsid="001a29a6" style:letter-kerning="true" style:font-name-asian="나눔고딕" style:language-asian="ko" style:country-asian="KR" style:font-name-complex="굴림" style:font-size-complex="10pt"/>
    </style:style>
    <style:style style:name="P24" style:family="paragraph" style:parent-style-name="Standard" style:list-style-name="WW8Num9">
      <style:paragraph-properties fo:orphans="2" fo:widows="2" style:text-autospace="ideograph-alpha"/>
      <style:text-properties fo:color="#000000" style:font-name="나눔고딕" officeooo:rsid="0011cfb7" officeooo:paragraph-rsid="001ac13b" style:letter-kerning="true" style:font-name-asian="나눔고딕" style:language-asian="ko" style:country-asian="KR" style:font-name-complex="굴림" style:font-size-complex="10pt"/>
    </style:style>
    <style:style style:name="P25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rsid="0018f523" officeooo:paragraph-rsid="00139641" style:letter-kerning="true" style:font-name-asian="나눔고딕" style:language-asian="ko" style:country-asian="KR" style:font-name-complex="굴림" style:font-size-complex="10pt"/>
    </style:style>
    <style:style style:name="P26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rsid="0018f523" officeooo:paragraph-rsid="0014377c" style:letter-kerning="true" style:font-name-asian="나눔고딕" style:language-asian="ko" style:country-asian="KR" style:font-name-complex="굴림" style:font-size-complex="10pt"/>
    </style:style>
    <style:style style:name="P27" style:family="paragraph" style:parent-style-name="Standard">
      <style:paragraph-properties fo:orphans="2" fo:widows="2" style:text-autospace="ideograph-alpha"/>
      <style:text-properties fo:color="#000000" style:font-name="나눔고딕" officeooo:rsid="0016e054" officeooo:paragraph-rsid="0016e054" style:letter-kerning="true" style:font-name-asian="나눔고딕" style:language-asian="ko" style:country-asian="KR" style:font-name-complex="굴림" style:font-size-complex="10pt"/>
    </style:style>
    <style:style style:name="P28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rsid="0014377c" officeooo:paragraph-rsid="0014377c" style:letter-kerning="true" style:font-name-asian="나눔고딕" style:language-asian="ko" style:country-asian="KR" style:font-name-complex="굴림" style:font-size-complex="10pt"/>
    </style:style>
    <style:style style:name="P29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rsid="00186940" officeooo:paragraph-rsid="00186940" style:letter-kerning="true" style:font-name-asian="나눔고딕" style:language-asian="ko" style:country-asian="KR" style:font-name-complex="굴림" style:font-size-complex="10pt"/>
    </style:style>
    <style:style style:name="P30" style:family="paragraph" style:parent-style-name="Standard" style:list-style-name="WW8Num3">
      <style:paragraph-properties fo:orphans="2" fo:widows="2" style:text-autospace="ideograph-alpha"/>
      <style:text-properties fo:color="#000000" style:font-name="나눔고딕" style:letter-kerning="true" style:font-name-asian="나눔고딕" style:font-size-complex="10pt"/>
    </style:style>
    <style:style style:name="P31" style:family="paragraph" style:parent-style-name="Standard">
      <style:paragraph-properties fo:orphans="2" fo:widows="2" style:text-autospace="ideograph-alpha"/>
      <style:text-properties fo:color="#000000" style:font-name="나눔고딕" officeooo:paragraph-rsid="001b43d6" style:letter-kerning="true" style:font-name-asian="나눔고딕" style:font-size-complex="10pt"/>
    </style:style>
    <style:style style:name="P32" style:family="paragraph" style:parent-style-name="Standard" style:list-style-name="WW8Num7">
      <style:paragraph-properties fo:orphans="2" fo:widows="2" style:text-autospace="ideograph-alpha"/>
      <style:text-properties style:language-asian="ko" style:country-asian="KR"/>
    </style:style>
    <style:style style:name="P33" style:family="paragraph" style:parent-style-name="Standard" style:list-style-name="WW8Num7">
      <style:paragraph-properties fo:orphans="2" fo:widows="2" style:text-autospace="ideograph-alpha"/>
      <style:text-properties officeooo:paragraph-rsid="001b43d6" style:language-asian="ko" style:country-asian="KR"/>
    </style:style>
    <style:style style:name="P34" style:family="paragraph" style:parent-style-name="Standard" style:list-style-name="WW8Num7">
      <style:paragraph-properties fo:orphans="2" fo:widows="2" style:text-autospace="ideograph-alpha"/>
    </style:style>
    <style:style style:name="P35" style:family="paragraph" style:parent-style-name="Standard" style:list-style-name="WW8Num7">
      <style:paragraph-properties fo:orphans="2" fo:widows="2" style:text-autospace="ideograph-alpha"/>
      <style:text-properties officeooo:paragraph-rsid="00139641"/>
    </style:style>
    <style:style style:name="P36" style:family="paragraph" style:parent-style-name="Standard" style:list-style-name="WW8Num3">
      <style:paragraph-properties fo:orphans="2" fo:widows="2" style:text-autospace="ideograph-alpha"/>
    </style:style>
    <style:style style:name="P37" style:family="paragraph" style:parent-style-name="Standard" style:list-style-name="WW8Num3">
      <style:paragraph-properties fo:orphans="2" fo:widows="2" style:text-autospace="ideograph-alpha"/>
      <style:text-properties officeooo:paragraph-rsid="001a29a6"/>
    </style:style>
    <style:style style:name="T1" style:family="text">
      <style:text-properties officeooo:rsid="0018f523"/>
    </style:style>
    <style:style style:name="T2" style:family="text">
      <style:text-properties style:font-name-complex="굴림"/>
    </style:style>
    <style:style style:name="T3" style:family="text">
      <style:text-properties officeooo:rsid="00139641" style:font-name-complex="굴림"/>
    </style:style>
    <style:style style:name="T4" style:family="text">
      <style:text-properties officeooo:rsid="0014377c" style:font-name-complex="굴림"/>
    </style:style>
    <style:style style:name="T5" style:family="text">
      <style:text-properties officeooo:rsid="001570b3" style:font-name-complex="굴림"/>
    </style:style>
    <style:style style:name="T6" style:family="text">
      <style:text-properties officeooo:rsid="0018f523" style:font-name-complex="굴림"/>
    </style:style>
    <style:style style:name="T7" style:family="text">
      <style:text-properties officeooo:rsid="001b43d6" style:font-name-complex="굴림"/>
    </style:style>
    <style:style style:name="T8" style:family="text">
      <style:text-properties style:font-name-complex="나눔고딕"/>
    </style:style>
    <style:style style:name="T9" style:family="text">
      <style:text-properties officeooo:rsid="001a29a6" style:font-name-complex="나눔고딕"/>
    </style:style>
    <style:style style:name="T10" style:family="text">
      <style:text-properties fo:color="#000000" style:font-name="나눔고딕" fo:font-weight="bold" style:letter-kerning="true" style:font-name-asian="나눔고딕" style:font-weight-asian="bold" style:font-name-complex="굴림" style:font-size-complex="10pt"/>
    </style:style>
    <style:style style:name="T11" style:family="text">
      <style:text-properties fo:color="#000000" style:font-name="나눔고딕" fo:font-weight="bold" style:letter-kerning="true" style:font-name-asian="나눔고딕" style:font-weight-asian="bold" style:font-name-complex="나눔고딕" style:font-size-complex="10pt"/>
    </style:style>
    <style:style style:name="T12" style:family="text">
      <style:text-properties fo:color="#000000" style:font-name="나눔고딕" style:letter-kerning="true" style:font-name-asian="나눔고딕" style:font-name-complex="굴림" style:font-size-complex="10pt"/>
    </style:style>
    <style:style style:name="T13" style:family="text">
      <style:text-properties fo:color="#000000" style:font-name="나눔고딕" officeooo:rsid="0011cfb7" style:letter-kerning="true" style:font-name-asian="나눔고딕" style:font-name-complex="굴림" style:font-size-complex="10pt"/>
    </style:style>
    <style:style style:name="T14" style:family="text">
      <style:text-properties fo:color="#000000" style:font-name="나눔고딕" officeooo:rsid="001570b3" style:letter-kerning="true" style:font-name-asian="나눔고딕" style:font-name-complex="굴림" style:font-size-complex="10pt"/>
    </style:style>
    <style:style style:name="T15" style:family="text">
      <style:text-properties fo:color="#000000" style:font-name="나눔고딕" officeooo:rsid="001a29a6" style:letter-kerning="true" style:font-name-asian="나눔고딕" style:font-name-complex="굴림" style:font-size-complex="10pt"/>
    </style:style>
    <style:style style:name="T16" style:family="text">
      <style:text-properties fo:color="#000000" style:font-name="나눔고딕" officeooo:rsid="001b43d6" style:letter-kerning="true" style:font-name-asian="나눔고딕" style:font-name-complex="굴림" style:font-size-complex="10pt"/>
    </style:style>
    <style:style style:name="T17" style:family="text">
      <style:text-properties fo:color="#000000" style:font-name="나눔고딕" officeooo:rsid="001b6f1f" style:letter-kerning="true" style:font-name-asian="나눔고딕" style:font-name-complex="굴림" style:font-size-complex="10pt"/>
    </style:style>
    <style:style style:name="T18" style:family="text">
      <style:text-properties fo:color="#000000" style:font-name="나눔고딕" style:letter-kerning="true" style:font-name-asian="나눔고딕" style:font-name-complex="나눔고딕" style:font-size-complex="10pt"/>
    </style:style>
    <style:style style:name="T19" style:family="text">
      <style:text-properties fo:color="#000000" style:font-name="나눔고딕" officeooo:rsid="001570b3" style:letter-kerning="true" style:font-name-asian="나눔고딕" style:font-name-complex="나눔고딕" style:font-size-complex="10pt"/>
    </style:style>
    <style:style style:name="T20" style:family="text">
      <style:text-properties fo:color="#000000" style:font-name="나눔고딕" officeooo:rsid="001b43d6" style:letter-kerning="true" style:font-name-asian="나눔고딕" style:font-name-complex="나눔고딕" style:font-size-complex="10pt"/>
    </style:style>
    <style:style style:name="T21" style:family="text">
      <style:text-properties fo:color="#000000" style:font-name="나눔고딕" style:letter-kerning="true" style:font-name-asian="나눔고딕" style:language-asian="ko" style:country-asian="KR" style:font-name-complex="나눔고딕" style:font-size-complex="10pt"/>
    </style:style>
    <style:style style:name="T22" style:family="text">
      <style:text-properties fo:color="#000000" style:font-name="나눔고딕" style:letter-kerning="true" style:font-name-asian="나눔고딕" style:language-asian="ko" style:country-asian="KR" style:font-name-complex="굴림" style:font-size-complex="10pt"/>
    </style:style>
    <style:style style:name="T23" style:family="text">
      <style:text-properties fo:color="#000000" style:font-name="나눔고딕" officeooo:rsid="00139641" style:letter-kerning="true" style:font-name-asian="나눔고딕" style:language-asian="ko" style:country-asian="KR" style:font-name-complex="굴림" style:font-size-complex="10pt"/>
    </style:style>
    <style:style style:name="T24" style:family="text">
      <style:text-properties fo:color="#000000" style:font-name="나눔고딕" officeooo:rsid="001570b3" style:letter-kerning="true" style:font-name-asian="나눔고딕" style:language-asian="ko" style:country-asian="KR" style:font-name-complex="굴림" style:font-size-complex="10pt"/>
    </style:style>
    <style:style style:name="T25" style:family="text">
      <style:text-properties fo:color="#000000" style:font-name="나눔고딕" officeooo:rsid="001a29a6" style:letter-kerning="true" style:font-name-asian="나눔고딕" style:language-asian="ko" style:country-asian="KR" style:font-name-complex="굴림" style:font-size-complex="10pt"/>
    </style:style>
    <style:style style:name="T26" style:family="text">
      <style:text-properties fo:color="#000000" style:font-name="나눔고딕" officeooo:rsid="001b43d6" style:letter-kerning="true" style:font-name-asian="나눔고딕" style:language-asian="ko" style:country-asian="KR" style:font-name-complex="굴림" style:font-size-complex="10pt"/>
    </style:style>
    <style:style style:name="T27" style:family="text">
      <style:text-properties style:language-asian="ko" style:country-asian="KR" style:font-name-complex="굴림"/>
    </style:style>
    <style:style style:name="T28" style:family="text">
      <style:text-properties officeooo:rsid="00139641" style:language-asian="ko" style:country-asian="KR" style:font-name-complex="굴림"/>
    </style:style>
    <style:style style:name="T29" style:family="text">
      <style:text-properties officeooo:rsid="0014377c" style:language-asian="ko" style:country-asian="KR" style:font-name-complex="굴림"/>
    </style:style>
    <style:style style:name="T30" style:family="text">
      <style:text-properties officeooo:rsid="001570b3" style:language-asian="ko" style:country-asian="KR" style:font-name-complex="굴림"/>
    </style:style>
    <style:style style:name="T31" style:family="text">
      <style:text-properties officeooo:rsid="001a29a6" style:language-asian="ko" style:country-asian="KR" style:font-name-complex="굴림"/>
    </style:style>
    <style:style style:name="T32" style:family="text">
      <style:text-properties officeooo:rsid="001ac13b" style:language-asian="ko" style:country-asian="KR" style:font-name-complex="굴림"/>
    </style:style>
    <style:style style:name="T33" style:family="text">
      <style:text-properties officeooo:rsid="001b43d6" style:language-asian="ko" style:country-asian="KR" style:font-name-complex="굴림"/>
    </style:style>
    <style:style style:name="T34" style:family="text">
      <style:text-properties officeooo:rsid="001a29a6"/>
    </style:style>
    <style:style style:name="T35" style:family="text">
      <style:text-properties officeooo:rsid="001ac13b"/>
    </style:style>
    <style:style style:name="T36" style:family="text">
      <style:text-properties officeooo:rsid="001b43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G"/>
        <table:table-column table:style-name="표1.H"/>
        <table:table-column table:style-name="표1.I"/>
        <table:table-column table:style-name="표1.J"/>
        <table:table-row table:style-name="표1.1">
          <table:table-cell table:style-name="표1.A1" office:value-type="string">
            <text:p text:style-name="P5"><text:span text:style-name="T2">이</text:span><text:span text:style-name="T8"> </text:span><text:span text:style-name="T2">름</text:span></text:p>
          </table:table-cell>
          <table:table-cell table:style-name="표1.A1" office:value-type="string">
            <text:p text:style-name="P7">장 영창</text:p>
          </table:table-cell>
          <table:table-cell table:style-name="표1.C1" office:value-type="string">
            <text:p text:style-name="P4"><text:span text:style-name="T2">팀장</text:span><text:span text:style-name="T8"> </text:span><text:span text:style-name="T2">확인</text:span></text:p>
          </table:table-cell>
          <table:table-cell table:style-name="표1.A1" table:number-columns-spanned="2" office:value-type="string">
            <text:p text:style-name="P9"/>
          </table:table-cell>
          <table:covered-table-cell/>
          <table:table-cell table:style-name="표1.C1" table:number-columns-spanned="2" office:value-type="string">
            <text:p text:style-name="P6">기간</text:p>
          </table:table-cell>
          <table:covered-table-cell/>
          <table:table-cell table:style-name="표1.H1" table:number-columns-spanned="3" office:value-type="string">
            <text:p text:style-name="P2"><text:span text:style-name="T12">201</text:span><text:span text:style-name="T13">3</text:span><text:span text:style-name="T12">.0</text:span><text:span text:style-name="T13">3</text:span><text:span text:style-name="T12">.</text:span><text:span text:style-name="T16">1</text:span><text:span text:style-name="T17">3</text:span><text:span text:style-name="T12"> </text:span><text:span text:style-name="T18">–</text:span></text:p>
            <text:p text:style-name="P2"><text:span text:style-name="T12">201</text:span><text:span text:style-name="T13">3</text:span><text:span text:style-name="T12">.0</text:span><text:span text:style-name="T13">3</text:span><text:span text:style-name="T12">.</text:span><text:span text:style-name="T13">1</text:span><text:span text:style-name="T16">8</text:span></text:p>
          </table:table-cell>
          <table:covered-table-cell/>
          <table:covered-table-cell/>
        </table:table-row>
        <table:table-row table:style-name="표1.2">
          <table:table-cell table:style-name="표1.A2" office:value-type="string">
            <text:p text:style-name="P17">금주</text:p>
            <text:p text:style-name="P16"><text:span text:style-name="T10">예정</text:span><text:span text:style-name="T11"> </text:span><text:span text:style-name="T10">작업</text:span></text:p>
          </table:table-cell>
          <table:table-cell table:style-name="표1.B2" table:number-columns-spanned="9" office:value-type="string">
            <text:list xml:id="list39314432" text:style-name="WW8Num9">
              <text:list-item>
                <text:p text:style-name="P24"><text:span text:style-name="T35">주제 정해서 마인드맵 그려보고 생각하기(예상 수행 시간 4시간)</text:span></text:p>
              </text:list-item>
              <text:list-item>
                <text:p text:style-name="P24"><text:span text:style-name="T35">마인드맵을 이용하여 </text:span><text:span text:style-name="T36">JSP공부하기(예상 수행 시간 8시간)</text:span></text:p>
              </text:list-item>
              <text:list-item>
                <text:p text:style-name="P24"><text:span text:style-name="T35">UI에 list 메뉴 및 기타요소 추가(예상 수행 시간 1시간)</text:span></text:p>
              </text:list-item>
              <text:list-item>
                <text:p text:style-name="P24"><text:span text:style-name="T35">하루 </text:span><text:span text:style-name="T36">2시간 이상 팀원 회의(일주일에 하루 2시간 이상 씩 3번 이상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3">
          <table:table-cell table:style-name="표1.A2" office:value-type="string">
            <text:p text:style-name="P17">수행결과</text:p>
            <text:p text:style-name="P17">및</text:p>
            <text:p text:style-name="P17">문제점</text:p>
            <text:p text:style-name="P17">해결방법</text:p>
          </table:table-cell>
          <table:table-cell table:style-name="표1.B2" table:number-columns-spanned="9" office:value-type="string">
            <text:list xml:id="list39299135" text:style-name="WW8Num7">
              <text:list-item>
                <text:p text:style-name="P34"><text:span text:style-name="T23">주제 정해서 마인드맵 그려보고 생각하기(</text:span><text:span text:style-name="T12">수행</text:span><text:span text:style-name="T18"> </text:span><text:span text:style-name="T12">시간</text:span><text:span text:style-name="T18"> </text:span><text:span text:style-name="T20">4</text:span><text:span text:style-name="T12">시간)</text:span></text:p>
                <text:list>
                  <text:list-item>
                    <text:p text:style-name="P32"><text:span text:style-name="T12">컴퓨터 구조라는 주제와 열정(</text:span><text:span text:style-name="T16">Passion)이라는 주제로</text:span><text:span text:style-name="T12"> 마인드맵을 그려보았다.</text:span></text:p>
                  </text:list-item>
                  <text:list-item>
                    <text:p text:style-name="P32"><text:span text:style-name="T1">컴퓨터 구조로 마인드맵을 그렸을 때 목차정도의 구성으로는 마인드맵을 그리기가 수월했지만 세부적인 설명까지 쓸 경우 마인드맵을 그리기가 수월하지 않았다.</text:span></text:p>
                  </text:list-item>
                  <text:list-item>
                    <text:p text:style-name="P32"><text:span text:style-name="T34">개인적인 생각으로 아직 많은 시간을 고민하진 않았지만 마인드맵에 적합하지 않은 주제를 마인드맵에 끼워 마추려고 하는 것이 아닌가 하는 생각을 했음.</text:span></text:p>
                  </text:list-item>
                  <text:list-item>
                    <text:p text:style-name="P33"><text:span text:style-name="T36">열정(Passion) 이라는 주제로 마인드맵을 그렸을 떄는 일반적인 마인드맵을 그리는 것과 동일했고, 불편한 사항 없이 그려나갔다.</text:span></text:p>
                  </text:list-item>
                </text:list>
              </text:list-item>
            </text:list>
            <text:p text:style-name="P10"/>
            <text:list xml:id="list41196836" text:continue-numbering="true" text:style-name="WW8Num7">
              <text:list-item>
                <text:p text:style-name="P35"><text:span text:style-name="T22">마인드맵을 활용하여 </text:span><text:span text:style-name="T26">JSP 공부하기</text:span><text:span text:style-name="T22">.</text:span><text:span text:style-name="T12">(수행</text:span><text:span text:style-name="T18"> </text:span><text:span text:style-name="T12">시간</text:span><text:span text:style-name="T18"> </text:span><text:span text:style-name="T20">8</text:span><text:span text:style-name="T12">시간)</text:span></text:p>
                <text:list>
                  <text:list-item>
                    <text:p text:style-name="P21"><text:span text:style-name="T7">tstory에서 JSP강좌를 찾아 한chapter를 읽고 이를 바탕으로 마인드맵을 그려가며 공부하는 방식으로 학습하였음.</text:span></text:p>
                  </text:list-item>
                  <text:list-item>
                    <text:p text:style-name="P19"><text:span text:style-name="T6"/></text:p>
                  </text:list-item>
                  <text:list-item>
                    <text:p text:style-name="P25"/>
                  </text:list-item>
                </text:list>
              </text:list-item>
            </text:list>
            <text:p text:style-name="P27"/>
            <text:p text:style-name="P31"><text:span text:style-name="T28"><text:s/>3. </text:span><text:span text:style-name="T32">UI에 list 메뉴 및 기타요소 추가</text:span><text:span text:style-name="T28">(수행 시간 </text:span><text:span text:style-name="T33">1</text:span><text:span text:style-name="T28">시간)</text:span></text:p>
            <text:list xml:id="list41202549" text:continue-numbering="true" text:style-name="WW8Num7">
              <text:list-item>
                <text:list>
                  <text:list-item>
                    <text:p text:style-name="P28">저번주에 만든 <text:span text:style-name="T36">UI에 좌측 상단 부분에 List 메뉴와 버튼 3개를 추가.</text:span></text:p>
                  </text:list-item>
                  <text:list-item>
                    <text:p text:style-name="P20"><text:span text:style-name="T6">어떤 위치가 적합하고 어떤 스타일의 메뉴가 어울리는지 </text:span></text:p>
                  </text:list-item>
                  <text:list-item>
                    <text:p text:style-name="P26">그래서 drichard mindmaps-master 소스 안에 js파일들과 나머지 파일들의 경로를 변경하여 html파일이 다른 파일들을 사용할 수 있도록 경로를 변경 하는데 성공하였고 서버 컴퓨터를 통해 서버에 올리는 것 까지 완료된 상태.</text:p>
                  </text:list-item>
                  <text:list-item>
                    <text:p text:style-name="P26">팀원들은 각각 개인적으로 서버에 들어와서 마인드맵을 그릴 수 있게 해 놓은 상태.</text:p>
                  </text:list-item>
                </text:list>
              </text:list-item>
            </text:list>
            <text:p text:style-name="P22">4. Bootstrap 예제 소스들 건드려보고 이해하기(수행 시간 5시간)</text:p>
            <text:list xml:id="list41210244" text:continue-numbering="true" text:style-name="WW8Num7">
              <text:list-item>
                <text:list>
                  <text:list-item>
                    <text:p text:style-name="P23">10가지의 예제들을 돌려보고 소스를 훑어보는 정도의 공부를 하였다.</text:p>
                  </text:list-item>
                  <text:list-item>
                    <text:p text:style-name="P23">그 중에 임시적으로 만든 Web Page UI에 활용된 marketing-narrow 소스를 부분적으로 고쳐보고 어떤 것들을 변경하면 어떻게 되는지 살펴 보았다. </text:p>
                  </text:list-item>
                  <text:list-item>
                    <text:p text:style-name="P23">그 외에 signin 소스와 carousel 소스를 좀 더 살펴보았다. 다음주에 더 많은 예제 소스들을 심도있게 분석할 계획.</text:p>
                  </text:list-item>
                </text:list>
              </text:list-item>
            </text:list>
            <text:p text:style-name="P13"><text:soft-page-break/><text:span text:style-name="T29"><text:s/></text:span><text:span text:style-name="T31">5</text:span><text:span text:style-name="T29">. 하루 2시간 이상 팀원 회의(일주일에 하루 2시간 이상 씩 3번이상)</text:span></text:p>
            <text:list xml:id="list41208324" text:continue-numbering="true" text:style-name="WW8Num7">
              <text:list-item>
                <text:list>
                  <text:list-item>
                    <text:p text:style-name="P29">팀 주간보고서에 내용 명시.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4">
          <table:table-cell table:style-name="표1.A1" office:value-type="string">
            <text:p text:style-name="P15"><text:span text:style-name="T2">작성</text:span><text:span text:style-name="T8"> </text:span><text:span text:style-name="T2">소스</text:span></text:p>
          </table:table-cell>
          <table:table-cell table:style-name="표1.A1" table:number-columns-spanned="3" office:value-type="string">
            <text:p text:style-name="P12"><text:span text:style-name="T3">Bootstrap example </text:span><text:span text:style-name="T28">소스, drichard -&gt; mindmap-master 오픈소스.</text:span></text:p>
          </table:table-cell>
          <table:covered-table-cell/>
          <table:covered-table-cell/>
          <table:table-cell table:style-name="표1.C1" table:number-columns-spanned="2" office:value-type="string">
            <text:p text:style-name="P15"><text:span text:style-name="T2">본인</text:span><text:span text:style-name="T8"> </text:span><text:span text:style-name="T2">Review</text:span></text:p>
          </table:table-cell>
          <table:covered-table-cell/>
          <table:table-cell table:style-name="표1.C1" table:number-columns-spanned="2" office:value-type="string">
            <text:p text:style-name="P11"/>
          </table:table-cell>
          <table:covered-table-cell/>
          <table:table-cell table:style-name="표1.C1" office:value-type="string">
            <text:p text:style-name="P15"><text:span text:style-name="T2">팀장</text:span><text:span text:style-name="T8"> </text:span><text:span text:style-name="T2">확인</text:span></text:p>
          </table:table-cell>
          <table:table-cell table:style-name="표1.H1" office:value-type="string">
            <text:p text:style-name="P11"/>
          </table:table-cell>
        </table:table-row>
        <table:table-row table:style-name="표1.5">
          <table:table-cell table:style-name="표1.A5" office:value-type="string">
            <text:p text:style-name="P14"><text:span text:style-name="T2">작성</text:span><text:span text:style-name="T8"> </text:span><text:span text:style-name="T2">문서</text:span></text:p>
          </table:table-cell>
          <table:table-cell table:style-name="표1.A5" table:number-columns-spanned="3" office:value-type="string">
            <text:p text:style-name="P1"><text:span text:style-name="T21">개인 </text:span><text:span text:style-name="T12">주간보고서, 제안서, 팀의</text:span><text:span text:style-name="T18"> </text:span><text:span text:style-name="T12">주간</text:span><text:span text:style-name="T18"> </text:span><text:span text:style-name="T12">보고서</text:span></text:p>
          </table:table-cell>
          <table:covered-table-cell/>
          <table:covered-table-cell/>
          <table:table-cell table:style-name="표1.E5" table:number-columns-spanned="2" office:value-type="string">
            <text:p text:style-name="P15"><text:span text:style-name="T2">팀장</text:span><text:span text:style-name="T8"> </text:span><text:span text:style-name="T2">Review</text:span></text:p>
          </table:table-cell>
          <table:covered-table-cell/>
          <table:table-cell table:style-name="표1.E5" table:number-columns-spanned="2" office:value-type="string">
            <text:p text:style-name="P18"/>
          </table:table-cell>
          <table:covered-table-cell/>
          <table:table-cell table:style-name="표1.E5" office:value-type="string">
            <text:p text:style-name="P15"><text:span text:style-name="T2">팀장</text:span><text:span text:style-name="T8"> </text:span><text:span text:style-name="T2">확인</text:span></text:p>
          </table:table-cell>
          <table:table-cell table:style-name="표1.J5" office:value-type="string">
            <text:p text:style-name="P11"/>
          </table:table-cell>
        </table:table-row>
        <table:table-row table:style-name="표1.6">
          <table:table-cell table:style-name="표1.A6" office:value-type="string">
            <text:p text:style-name="P8">다음주</text:p>
            <text:p text:style-name="P8">예정작업</text:p>
          </table:table-cell>
          <table:table-cell table:style-name="표1.B6" table:number-columns-spanned="9" office:value-type="string">
            <text:list xml:id="list39305555" text:style-name="WW8Num3">
              <text:list-item>
                <text:p text:style-name="P30"><text:span text:style-name="T5">Bootstrap </text:span><text:span text:style-name="T30">소스, drichard mindmap 소스 이해하기 </text:span><text:span text:style-name="T2">(예상</text:span><text:span text:style-name="T8"> </text:span><text:span text:style-name="T2">시간</text:span><text:span text:style-name="T8"> </text:span><text:span text:style-name="T9">8</text:span><text:span text:style-name="T2">시간 </text:span><text:span text:style-name="T27">이상</text:span><text:span text:style-name="T2">)</text:span></text:p>
              </text:list-item>
              <text:list-item>
                <text:p text:style-name="P36"><text:span text:style-name="T14">Web Page </text:span><text:span text:style-name="T24">수정 및 보완하기</text:span><text:span text:style-name="T18"> </text:span><text:span text:style-name="T12">(예상</text:span><text:span text:style-name="T18"> </text:span><text:span text:style-name="T12">시간</text:span><text:span text:style-name="T18"> </text:span><text:span text:style-name="T19">5</text:span><text:span text:style-name="T12"> 시간)</text:span></text:p>
              </text:list-item>
              <text:list-item>
                <text:p text:style-name="P37"><text:span text:style-name="T15">tomcat </text:span><text:span text:style-name="T25">구조에 대한 공부(예상 시간 <text:s/>3시간 이상)</text:span></text:p>
              </text:list-item>
              <text:list-item>
                <text:p text:style-name="P36"><text:span text:style-name="T22">팀원 회의(예상 시간 일주일에 하루 </text:span><text:span text:style-name="T24">2시간 이상 씩 3번 이상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바탕1" svg:font-family="바탕"/>
    <style:font-face style:name="Courier New" svg:font-family="'Courier New'" style:font-pitch="variable"/>
    <style:font-face style:name="굴림" svg:font-family="굴림" style:font-pitch="variable"/>
    <style:font-face style:name="나눔고딕" svg:font-family="나눔고딕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바탕" fo:font-size="12pt" fo:language="en" fo:country="US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style:font-name="바탕1" fo:font-size="10pt" fo:language="en" fo:country="US" style:letter-kerning="true" style:font-name-asian="바탕1" style:font-size-asian="10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2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style:text-autospace="ideograph-alpha"/>
      <style:text-properties style:font-name="굴림" fo:font-size="12pt" style:letter-kerning="true" style:font-name-asian="굴림" style:font-size-asian="12pt" style:font-name-complex="굴림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4z1" style:family="text">
      <style:text-properties style:font-name="Wingdings" style:font-name-complex="Wingdings"/>
    </style:style>
    <style:style style:name="WW8Num7z1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1.59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0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7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41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1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5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635cm" fo:margin-left="0.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635cm" fo:margin-left="0.82cm"/>
        </style:list-level-properties>
      </text:list-level-style-number>
      <text:list-level-style-bullet text:level="2" text:style-name="WW8Num4z1" style:num-suffix="." text:bullet-char="">
        <style:list-level-properties text:list-level-position-and-space-mode="label-alignment">
          <style:list-level-label-alignment text:label-followed-by="listtab" fo:text-indent="-0.635cm" fo:margin-left="2.046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26cm" fo:text-indent="-0.635cm" fo:margin-left="1.2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26cm" fo:text-indent="-0.635cm" fo:margin-left="1.2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002cm" fo:text-indent="-0.706cm" fo:margin-left="2.00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708cm" fo:text-indent="-0.706cm" fo:margin-left="2.7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13cm" fo:text-indent="-0.706cm" fo:margin-left="3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119cm" fo:text-indent="-0.706cm" fo:margin-left="4.11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824cm" fo:text-indent="-0.706cm" fo:margin-left="4.82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53cm" fo:text-indent="-0.706cm" fo:margin-left="5.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235cm" fo:text-indent="-0.706cm" fo:margin-left="6.2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41cm" fo:text-indent="-0.706cm" fo:margin-left="6.9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635cm" fo:margin-left="0.82cm"/>
        </style:list-level-properties>
      </text:list-level-style-number>
      <text:list-level-style-bullet text:level="2" text:style-name="WW8Num7z1" style:num-suffix="." text:bullet-char="">
        <style:list-level-properties text:list-level-position-and-space-mode="label-alignment">
          <style:list-level-label-alignment text:label-followed-by="listtab" fo:text-indent="-0.635cm" fo:margin-left="1.526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302cm" fo:text-indent="-0.706cm" fo:margin-left="2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007cm" fo:text-indent="-0.706cm" fo:margin-left="3.0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13cm" fo:text-indent="-0.706cm" fo:margin-left="3.7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706cm" fo:margin-left="4.41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24cm" fo:text-indent="-0.706cm" fo:margin-left="5.1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83cm" fo:text-indent="-0.706cm" fo:margin-left="5.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535cm" fo:text-indent="-0.706cm" fo:margin-left="6.5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635cm" fo:margin-left="0.8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649cm" fo:text-indent="-0.706cm" fo:margin-left="1.6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355cm" fo:text-indent="-0.706cm" fo:margin-left="2.3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06cm" fo:text-indent="-0.706cm" fo:margin-left="3.0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66cm" fo:text-indent="-0.706cm" fo:margin-left="3.7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71cm" fo:text-indent="-0.706cm" fo:margin-left="4.4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77cm" fo:text-indent="-0.706cm" fo:margin-left="5.17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883cm" fo:text-indent="-0.706cm" fo:margin-left="5.8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588cm" fo:text-indent="-0.706cm" fo:margin-left="6.5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635cm" fo:margin-left="0.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96cm" fo:text-indent="-0.706cm" fo:margin-left="1.59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302cm" fo:text-indent="-0.706cm" fo:margin-left="2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007cm" fo:text-indent="-0.706cm" fo:margin-left="3.0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13cm" fo:text-indent="-0.706cm" fo:margin-left="3.7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706cm" fo:margin-left="4.41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24cm" fo:text-indent="-0.706cm" fo:margin-left="5.1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83cm" fo:text-indent="-0.706cm" fo:margin-left="5.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535cm" fo:text-indent="-0.706cm" fo:margin-left="6.5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8f523"/>
    </style:style>
    <style:page-layout style:name="Mpm1">
      <style:page-layout-properties fo:page-width="21.001cm" fo:page-height="29.7cm" style:num-format="1" style:print-orientation="portrait" fo:margin-top="1.501cm" fo:margin-bottom="1.764cm" fo:margin-left="1.764cm" fo:margin-right="1.058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11cm" fo:margin-bottom="1.764cm" fo:margin-left="1.764cm" fo:margin-right="1.058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&lt;<text:span text:style-name="MT1">For Needs</text:span>&gt; <text:s text:c="50"/>Hansung University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</dc:title>
    <meta:initial-creator>Kim JJaem</meta:initial-creator>
    <meta:creation-date>2012-06-03T11:23:00</meta:creation-date>
    <dc:date>2013-03-18T21:06:23.84</dc:date>
    <meta:print-date>2007-12-07T12:29:00</meta:print-date>
    <meta:editing-cycles>9</meta:editing-cycles>
    <meta:editing-duration>PT16H37M11S</meta:editing-duration>
    <meta:generator>LibreOffice/3.6$Windows_x86 LibreOffice_project/2ef5aff-a6fb0ff-166bdff-cf087ad-0f1389</meta:generator>
    <meta:document-statistic meta:table-count="1" meta:image-count="0" meta:object-count="0" meta:page-count="2" meta:paragraph-count="49" meta:word-count="990" meta:character-count="1577" meta:non-whitespace-character-count="1233"/>
    <meta:user-defined meta:name="정보 1"/>
    <meta:user-defined meta:name="정보 2"/>
    <meta:user-defined meta:name="정보 3"/>
    <meta:user-defined meta:name="정보 4"/>
  </office:meta>
</office:document-meta>
</file>